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4.326cm"/>
    </style:style>
    <style:style style:name="gr5" style:family="graphic" style:parent-style-name="standard">
      <style:graphic-properties draw:textarea-horizontal-align="justify" draw:textarea-vertical-align="middle" draw:auto-grow-height="false" fo:min-height="4.83cm" fo:min-width="4.58cm"/>
    </style:style>
    <style:style style:name="gr6" style:family="graphic" style:parent-style-name="standard">
      <style:graphic-properties draw:stroke="none" svg:stroke-color="#000000" draw:fill="none" draw:fill-color="#ffffff" fo:min-height="2.56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</style:style>
    <style:style style:name="P4" style:family="paragraph">
      <loext:graphic-properties draw:fill="none"/>
      <style:paragraph-properties fo:text-align="star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2.54cm" svg:x="6.35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953cm" svg:height="1.673cm" svg:x="7.239cm" svg:y="0.381cm">
          <draw:text-box>
            <text:p text:style-name="P2">Señal de entrada</text:p>
          </draw:text-box>
        </draw:frame>
        <draw:line draw:style-name="gr3" draw:text-style-name="P4" draw:layer="layout" svg:x1="8.89cm" svg:y1="2.54cm" svg:x2="8.89cm" svg:y2="5.08cm">
          <text:p/>
        </draw:line>
        <draw:custom-shape draw:style-name="gr4" draw:text-style-name="P2" draw:layer="layout" svg:width="4.826cm" svg:height="2.54cm" svg:x="6.477cm" svg:y="5.0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953cm" svg:height="1.673cm" svg:x="6.477cm" svg:y="5.461cm">
          <draw:text-box>
            <text:p text:style-name="P2">Transformada de Fourier</text:p>
          </draw:text-box>
        </draw:frame>
        <draw:line draw:style-name="gr3" draw:text-style-name="P4" draw:layer="layout" svg:x1="5.08cm" svg:y1="8.89cm" svg:x2="8.89cm" svg:y2="8.89cm">
          <text:p/>
        </draw:line>
        <draw:custom-shape draw:style-name="gr5" draw:text-style-name="P2" draw:layer="layout" svg:width="5.08cm" svg:height="5.08cm" svg:x="0cm" svg:y="6.3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953cm" svg:height="3.806cm" svg:x="0.127cm" svg:y="7.112cm">
          <draw:text-box>
            <text:p text:style-name="P2">Multiplicar por <text:span text:style-name="T1">H</text:span>,seguido de transformada inversa de Fourier</text:p>
          </draw:text-box>
        </draw:frame>
        <draw:line draw:style-name="gr3" draw:text-style-name="P4" draw:layer="layout" svg:x1="8.89cm" svg:y1="7.62cm" svg:x2="8.89cm" svg:y2="10.16cm">
          <text:p/>
        </draw:line>
        <draw:custom-shape draw:style-name="gr4" draw:text-style-name="P2" draw:layer="layout" svg:width="4.826cm" svg:height="2.54cm" svg:x="6.35cm" svg:y="10.1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953cm" svg:height="1.27cm" svg:x="6.604cm" svg:y="10.922cm">
          <draw:text-box>
            <text:p text:style-name="P2">Resultad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19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3T17:36:34.912055267</meta:creation-date>
    <dc:date>2020-01-03T18:22:18.497855049</dc:date>
    <meta:editing-duration>PT30M31S</meta:editing-duration>
    <meta:editing-cycles>2</meta:editing-cycles>
    <meta:generator>LibreOffice/6.0.7.3$Linux_X86_64 LibreOffice_project/00m0$Build-3</meta:generator>
    <meta:document-statistic meta:object-count="11"/>
  </office:meta>
</office:document-meta>
</file>